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 SPDX-License-Identifier: MIT</text:p>
      <text:p text:style-name="Standard">pragma solidity ^0.8.0;</text:p>
      <text:p text:style-name="Standard"/>
      <text:p text:style-name="Standard">contract HealthDataSharing {</text:p>
      <text:p text:style-name="Standard"><text:s text:c="4"/>struct HealthcareExpert {</text:p>
      <text:p text:style-name="Standard"><text:s text:c="8"/>string name;</text:p>
      <text:p text:style-name="Standard"><text:s text:c="8"/>string specialization;</text:p>
      <text:p text:style-name="Standard"><text:s text:c="8"/>uint yearsOfExperience;</text:p>
      <text:p text:style-name="Standard"><text:s text:c="8"/>bool isRegistered;</text:p>
      <text:p text:style-name="Standard"><text:s text:c="4"/>}</text:p>
      <text:p text:style-name="Standard"/>
      <text:p text:style-name="Standard"><text:s text:c="4"/>struct ResearchInstitute {</text:p>
      <text:p text:style-name="Standard"><text:s text:c="8"/>string name;</text:p>
      <text:p text:style-name="Standard"><text:s text:c="8"/>bool isRegistered;</text:p>
      <text:p text:style-name="Standard"><text:s text:c="4"/>}</text:p>
      <text:p text:style-name="Standard"/>
      <text:p text:style-name="Standard"><text:s text:c="4"/>struct FamilyMember {</text:p>
      <text:p text:style-name="Standard"><text:s text:c="8"/>string name;</text:p>
      <text:p text:style-name="Standard"><text:s text:c="8"/>bool isRegistered;</text:p>
      <text:p text:style-name="Standard"><text:s text:c="4"/>}</text:p>
      <text:p text:style-name="Standard"/>
      <text:p text:style-name="Standard"><text:s text:c="4"/>mapping(address =&gt; HealthcareExpert) public healthcareExperts;</text:p>
      <text:p text:style-name="Standard"><text:s text:c="4"/>mapping(address =&gt; bool) public registeredPatients;</text:p>
      <text:p text:style-name="Standard"><text:s text:c="4"/>mapping(address =&gt; ResearchInstitute) public researchInstitutes;</text:p>
      <text:p text:style-name="Standard"><text:s text:c="4"/>mapping(address =&gt; FamilyMember) public familyMembers;</text:p>
      <text:p text:style-name="Standard"><text:s text:c="4"/>mapping(address =&gt; address[]) public patientExpertsList;</text:p>
      <text:p text:style-name="Standard"><text:s text:c="4"/>mapping(address =&gt; mapping(address =&gt; bool)) public patientExperts;</text:p>
      <text:p text:style-name="Standard"><text:s text:c="4"/>mapping(address =&gt; address[]) public patientFamilyMembersList;</text:p>
      <text:p text:style-name="Standard"><text:s text:c="4"/>mapping(address =&gt; string[]) private patientNotifications;</text:p>
      <text:p text:style-name="Standard"><text:s text:c="4"/>mapping(address =&gt; uint8) public patientPrivacyScore;</text:p>
      <text:p text:style-name="Standard"><text:s text:c="4"/>mapping(address =&gt; uint) public lastHealthDataTime;</text:p>
      <text:p text:style-name="Standard"><text:s text:c="4"/>mapping(address =&gt; bool) public patientConsentToRI;</text:p>
      <text:p text:style-name="Standard"/>
      <text:p text:style-name="Standard"><text:s text:c="4"/>address[] private patientList;</text:p>
      <text:p text:style-name="Standard"><text:s text:c="4"/>address[] private expertList;</text:p>
      <text:p text:style-name="Standard"><text:s text:c="4"/>address[] private researchInstituteList;</text:p>
      <text:p text:style-name="Standard"><text:s text:c="4"/>address[] private familyMemberList;</text:p>
      <text:p text:style-name="Standard"/>
      <text:p text:style-name="Standard"><text:s text:c="4"/>event HealthcareExpertRegistered(address expert, string name, string specialization, uint yearsOfExperience);</text:p>
      <text:p text:style-name="Standard"><text:s text:c="4"/>event PatientRegistered(address patient);</text:p>
      <text:p text:style-name="Standard"><text:s text:c="4"/>event ResearchInstituteRegistered(address institute, string name);</text:p>
      <text:p text:style-name="Standard"><text:s text:c="4"/>event FamilyMemberRegistered(address familyMember, string name);</text:p>
      <text:p text:style-name="Standard"><text:s text:c="4"/>event HealthcareExpertAdded(address patient, address expert);</text:p>
      <text:p text:style-name="Standard"><text:s text:c="4"/>event HealthcareExpertRemoved(address patient, address expert);</text:p>
      <text:p text:style-name="Standard"><text:s text:c="4"/>event HealthDataSent(address patient, string data);</text:p>
      <text:p text:style-name="Standard"><text:s text:c="4"/>event MessageSent(address expert, address patient, string message);</text:p>
      <text:p text:style-name="Standard"><text:s text:c="4"/>event HealthDataReceived(address expert, string data);</text:p>
      <text:p text:style-name="Standard"><text:s text:c="4"/>event HealthDataRequest(address patient);</text:p>
      <text:p text:style-name="Standard"><text:s text:c="4"/>event PatientConsentToRI(address patient, bool consent);</text:p>
      <text:p text:style-name="Standard"><text:s text:c="4"/>event PatientRewarded(address patient, uint amount);</text:p>
      <text:p text:style-name="Standard"><text:soft-page-break/><text:s text:c="4"/>event HealthDataSentToRI(address expert, address patient, address researchInstitute, string data);</text:p>
      <text:p text:style-name="Standard"><text:s text:c="4"/>event FamilyMemberNotified(address indexed patient, address indexed familyMember, string action);</text:p>
      <text:p text:style-name="Standard"/>
      <text:p text:style-name="Standard"><text:s text:c="4"/></text:p>
      <text:p text:style-name="Standard"/>
      <text:p text:style-name="Standard"><text:s text:c="4"/>modifier onlyRegisteredExpert() {</text:p>
      <text:p text:style-name="Standard"><text:s text:c="8"/>require(healthcareExperts[msg.sender].isRegistered, "Caller is not a registered healthcare expert");</text:p>
      <text:p text:style-name="Standard"><text:s text:c="8"/>_;</text:p>
      <text:p text:style-name="Standard"><text:s text:c="4"/>}</text:p>
      <text:p text:style-name="Standard"/>
      <text:p text:style-name="Standard"><text:s text:c="4"/>modifier onlyRegisteredPatient() {</text:p>
      <text:p text:style-name="Standard"><text:s text:c="8"/>require(registeredPatients[msg.sender], "Caller is not a registered patient");</text:p>
      <text:p text:style-name="Standard"><text:s text:c="8"/>_;</text:p>
      <text:p text:style-name="Standard"><text:s text:c="4"/>}</text:p>
      <text:p text:style-name="Standard"/>
      <text:p text:style-name="Standard"><text:s text:c="4"/>modifier onlyRegisteredResearchInstitute() {</text:p>
      <text:p text:style-name="Standard"><text:s text:c="8"/>require(researchInstitutes[msg.sender].isRegistered, "Caller is not a registered research institute");</text:p>
      <text:p text:style-name="Standard"><text:s text:c="8"/>_;</text:p>
      <text:p text:style-name="Standard"><text:s text:c="4"/>}</text:p>
      <text:p text:style-name="Standard"/>
      <text:p text:style-name="Standard"><text:s text:c="4"/>modifier onlyRegisteredFamilyMember() {</text:p>
      <text:p text:style-name="Standard"><text:s text:c="8"/>require(familyMembers[msg.sender].isRegistered, "Caller is not a registered family member");</text:p>
      <text:p text:style-name="Standard"><text:s text:c="8"/>_;</text:p>
      <text:p text:style-name="Standard"><text:s text:c="4"/>}</text:p>
      <text:p text:style-name="Standard"/>
      <text:p text:style-name="Standard"><text:s text:c="4"/>function registerAsPatient() public {</text:p>
      <text:p text:style-name="Standard"><text:s text:c="8"/>require(!registeredPatients[msg.sender], "Patient is already registered");</text:p>
      <text:p text:style-name="Standard"><text:s text:c="8"/>registeredPatients[msg.sender] = true;</text:p>
      <text:p text:style-name="Standard"><text:s text:c="8"/>patientList.push(msg.sender);</text:p>
      <text:p text:style-name="Standard"><text:s text:c="8"/>emit PatientRegistered(msg.sender);</text:p>
      <text:p text:style-name="Standard"><text:s text:c="4"/>}</text:p>
      <text:p text:style-name="Standard"/>
      <text:p text:style-name="Standard"><text:s text:c="4"/>function registerAsHealthcareExpert(string memory name, string memory specialization, uint yearsOfExperience) public {</text:p>
      <text:p text:style-name="Standard"><text:s text:c="8"/>require(!healthcareExperts[msg.sender].isRegistered, "Expert is already registered");</text:p>
      <text:p text:style-name="Standard"><text:s text:c="8"/>healthcareExperts[msg.sender] = HealthcareExpert({</text:p>
      <text:p text:style-name="Standard"><text:s text:c="12"/>name: name,</text:p>
      <text:p text:style-name="Standard"><text:s text:c="12"/>specialization: specialization,</text:p>
      <text:p text:style-name="Standard"><text:s text:c="12"/>yearsOfExperience: yearsOfExperience,</text:p>
      <text:p text:style-name="Standard"><text:s text:c="12"/>isRegistered: true</text:p>
      <text:p text:style-name="Standard"><text:s text:c="8"/>});</text:p>
      <text:p text:style-name="Standard"><text:s text:c="8"/>expertList.push(msg.sender);</text:p>
      <text:p text:style-name="Standard"><text:s text:c="8"/>emit HealthcareExpertRegistered(msg.sender, name, specialization, yearsOfExperience);</text:p>
      <text:p text:style-name="Standard"><text:s text:c="4"/>}</text:p>
      <text:p text:style-name="Standard"/>
      <text:p text:style-name="Standard"><text:s text:c="4"/>function registerAsResearchInstitute(string memory name) public {</text:p>
      <text:p text:style-name="Standard"><text:s text:c="8"/>require(!researchInstitutes[msg.sender].isRegistered, "Institute is already registered");</text:p>
      <text:p text:style-name="Standard"><text:s text:c="8"/>researchInstitutes[msg.sender] = ResearchInstitute({</text:p>
      <text:p text:style-name="Standard"><text:s text:c="12"/>name: name,</text:p>
      <text:p text:style-name="Standard"><text:soft-page-break/><text:s text:c="12"/>isRegistered: true</text:p>
      <text:p text:style-name="Standard"><text:s text:c="8"/>});</text:p>
      <text:p text:style-name="Standard"><text:s text:c="8"/>researchInstituteList.push(msg.sender);</text:p>
      <text:p text:style-name="Standard"><text:s text:c="8"/>emit ResearchInstituteRegistered(msg.sender, name);</text:p>
      <text:p text:style-name="Standard"><text:s text:c="4"/>}</text:p>
      <text:p text:style-name="Standard"/>
      <text:p text:style-name="Standard"><text:s text:c="4"/>function registerAsFamilyMember(string memory name) public {</text:p>
      <text:p text:style-name="Standard"><text:s text:c="8"/>require(!familyMembers[msg.sender].isRegistered, "Family member is already registered");</text:p>
      <text:p text:style-name="Standard"><text:s text:c="8"/>familyMembers[msg.sender] = FamilyMember({</text:p>
      <text:p text:style-name="Standard"><text:s text:c="12"/>name: name,</text:p>
      <text:p text:style-name="Standard"><text:s text:c="12"/>isRegistered: true</text:p>
      <text:p text:style-name="Standard"><text:s text:c="8"/>});</text:p>
      <text:p text:style-name="Standard"><text:s text:c="8"/>familyMemberList.push(msg.sender);</text:p>
      <text:p text:style-name="Standard"><text:s text:c="8"/>emit FamilyMemberRegistered(msg.sender, name);</text:p>
      <text:p text:style-name="Standard"><text:s text:c="4"/>}</text:p>
      <text:p text:style-name="Standard"/>
      <text:p text:style-name="Standard"><text:s text:c="4"/>function addHealthcareExpert(address expert) public onlyRegisteredPatient {</text:p>
      <text:p text:style-name="Standard"><text:s text:c="8"/>require(healthcareExperts[expert].isRegistered, "Expert is not registered");</text:p>
      <text:p text:style-name="Standard"><text:s text:c="8"/>require(!patientExperts[msg.sender][expert], "Expert is already added");</text:p>
      <text:p text:style-name="Standard"/>
      <text:p text:style-name="Standard"><text:s text:c="8"/>patientExperts[msg.sender][expert] = true;</text:p>
      <text:p text:style-name="Standard"><text:s text:c="8"/>patientExpertsList[msg.sender].push(expert);</text:p>
      <text:p text:style-name="Standard"><text:s text:c="8"/>emit HealthcareExpertAdded(msg.sender, expert);</text:p>
      <text:p text:style-name="Standard"><text:s text:c="4"/>}</text:p>
      <text:p text:style-name="Standard"/>
      <text:p text:style-name="Standard"><text:s text:c="4"/>function removeHealthcareExpert(address expert) public onlyRegisteredPatient {</text:p>
      <text:p text:style-name="Standard"><text:s text:c="8"/>require(patientExperts[msg.sender][expert], "Expert is not assigned to this patient");</text:p>
      <text:p text:style-name="Standard"/>
      <text:p text:style-name="Standard"><text:s text:c="8"/>patientExperts[msg.sender][expert] = false;</text:p>
      <text:p text:style-name="Standard"><text:s text:c="8"/>address[] storage expertsList = patientExpertsList[msg.sender];</text:p>
      <text:p text:style-name="Standard"><text:s text:c="8"/>for (uint i = 0; i &lt; expertsList.length; i++) {</text:p>
      <text:p text:style-name="Standard"><text:s text:c="12"/>if (expertsList[i] == expert) {</text:p>
      <text:p text:style-name="Standard"><text:s text:c="16"/>expertsList[i] = expertsList[expertsList.length - 1];</text:p>
      <text:p text:style-name="Standard"><text:s text:c="16"/>expertsList.pop();</text:p>
      <text:p text:style-name="Standard"><text:s text:c="16"/>break;</text:p>
      <text:p text:style-name="Standard"><text:s text:c="12"/>}</text:p>
      <text:p text:style-name="Standard"><text:s text:c="8"/>}</text:p>
      <text:p text:style-name="Standard"><text:s text:c="8"/>emit HealthcareExpertRemoved(msg.sender, expert);</text:p>
      <text:p text:style-name="Standard"><text:s text:c="4"/>}</text:p>
      <text:p text:style-name="Standard"/>
      <text:p text:style-name="Standard"><text:s text:c="4"/>function addFamilyMember(address familyMember) public onlyRegisteredPatient {</text:p>
      <text:p text:style-name="Standard"><text:s text:c="8"/>require(familyMembers[familyMember].isRegistered, "Family member is not registered");</text:p>
      <text:p text:style-name="Standard"><text:s text:c="8"/>patientFamilyMembersList[msg.sender].push(familyMember);</text:p>
      <text:p text:style-name="Standard"><text:s text:c="4"/>}</text:p>
      <text:p text:style-name="Standard"/>
      <text:p text:style-name="Standard"><text:s text:c="3"/>function sendHealthData(string memory data) public onlyRegisteredPatient {</text:p>
      <text:p text:style-name="Standard"><text:s text:c="4"/>lastHealthDataTime[msg.sender] = block.timestamp;</text:p>
      <text:p text:style-name="Standard"><text:s text:c="4"/>emit HealthDataSent(msg.sender, data);</text:p>
      <text:p text:style-name="Standard"/>
      <text:p text:style-name="Standard"><text:s text:c="4"/>address[] memory expertsList = patientExpertsList[msg.sender];</text:p>
      <text:p text:style-name="Standard"><text:s text:c="4"/>for (uint i = 0; i &lt; expertsList.length; i++) {</text:p>
      <text:p text:style-name="Standard"><text:s text:c="8"/>if (patientExperts[msg.sender][expertsList[i]]) {</text:p>
      <text:p text:style-name="Standard"><text:soft-page-break/><text:s text:c="12"/>emit HealthDataReceived(expertsList[i], data);</text:p>
      <text:p text:style-name="Standard"><text:s text:c="8"/>}</text:p>
      <text:p text:style-name="Standard"><text:s text:c="4"/>}</text:p>
      <text:p text:style-name="Standard"/>
      <text:p text:style-name="Standard"><text:s text:c="4"/>address[] memory familyMembersList = patientFamilyMembersList[msg.sender];</text:p>
      <text:p text:style-name="Standard"><text:s text:c="4"/>for (uint i = 0; i &lt; familyMembersList.length; i++) {</text:p>
      <text:p text:style-name="Standard"><text:s text:c="8"/>emit FamilyMemberNotified(msg.sender, familyMembersList[i], "Health data sent");</text:p>
      <text:p text:style-name="Standard"><text:s text:c="4"/>}</text:p>
      <text:p text:style-name="Standard">}</text:p>
      <text:p text:style-name="Standard"/>
      <text:p text:style-name="Standard"><text:s text:c="4"/>function sendMessageToPatient(address patient, string memory message) public onlyRegisteredExpert {</text:p>
      <text:p text:style-name="Standard"><text:s text:c="4"/>require(patientExperts[patient][msg.sender], "You are not authorized to send a message to this patient");</text:p>
      <text:p text:style-name="Standard"><text:s text:c="4"/>require(bytes(message).length &gt; 0, "Message cannot be empty");</text:p>
      <text:p text:style-name="Standard"/>
      <text:p text:style-name="Standard"><text:s text:c="4"/>patientNotifications[patient].push(message);</text:p>
      <text:p text:style-name="Standard"><text:s text:c="4"/>emit MessageSent(msg.sender, patient, message);</text:p>
      <text:p text:style-name="Standard"/>
      <text:p text:style-name="Standard"><text:s text:c="4"/>address[] memory familyMembersList = patientFamilyMembersList[patient];</text:p>
      <text:p text:style-name="Standard"><text:s text:c="4"/>for (uint i = 0; i &lt; familyMembersList.length; i++) {</text:p>
      <text:p text:style-name="Standard"><text:s text:c="8"/>emit FamilyMemberNotified(patient, familyMembersList[i], "Message received from healthcare expert");</text:p>
      <text:p text:style-name="Standard"><text:s text:c="4"/>}</text:p>
      <text:p text:style-name="Standard">}</text:p>
      <text:p text:style-name="Standard"/>
      <text:p text:style-name="Standard"><text:s text:c="4"/>function viewNotifications() public view onlyRegisteredPatient returns (string[] memory) {</text:p>
      <text:p text:style-name="Standard"><text:s text:c="8"/>string[] memory notifications = patientNotifications[msg.sender];</text:p>
      <text:p text:style-name="Standard"/>
      <text:p text:style-name="Standard"><text:s text:c="8"/>if (block.timestamp &gt;= lastHealthDataTime[msg.sender] + 1 hours) {</text:p>
      <text:p text:style-name="Standard"><text:s text:c="12"/>string[] memory updatedNotifications = new string[](notifications.length + 1);</text:p>
      <text:p text:style-name="Standard"><text:s text:c="12"/>for (uint i = 0; i &lt; notifications.length; i++) {</text:p>
      <text:p text:style-name="Standard"><text:s text:c="16"/>updatedNotifications[i] = notifications[i];</text:p>
      <text:p text:style-name="Standard"><text:s text:c="12"/>}</text:p>
      <text:p text:style-name="Standard"><text:s text:c="12"/>updatedNotifications[notifications.length] = "Reminder: Please send your health data.";</text:p>
      <text:p text:style-name="Standard"><text:s text:c="12"/>return updatedNotifications;</text:p>
      <text:p text:style-name="Standard"><text:s text:c="8"/>}</text:p>
      <text:p text:style-name="Standard"/>
      <text:p text:style-name="Standard"><text:s text:c="8"/>return notifications;</text:p>
      <text:p text:style-name="Standard"><text:s text:c="4"/>}</text:p>
      <text:p text:style-name="Standard"/>
      <text:p text:style-name="Standard"><text:s text:c="4"/>function checkHealthDataTime() public {</text:p>
      <text:p text:style-name="Standard"><text:s text:c="8"/>uint currentTime = block.timestamp;</text:p>
      <text:p text:style-name="Standard"><text:s text:c="8"/>for (uint i = 0; i &lt; patientList.length; i++) {</text:p>
      <text:p text:style-name="Standard"><text:s text:c="12"/>address patient = patientList[i];</text:p>
      <text:p text:style-name="Standard"><text:s text:c="12"/>if (currentTime &gt;= lastHealthDataTime[patient] + 1 hours) {</text:p>
      <text:p text:style-name="Standard"><text:s text:c="16"/>emit HealthDataRequest(patient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// Function to set privacy score</text:p>
      <text:p text:style-name="Standard"><text:soft-page-break/><text:s text:c="4"/>function setPrivacyScore(uint8 score) public onlyRegisteredPatient {</text:p>
      <text:p text:style-name="Standard"><text:s text:c="4"/>require(score &lt;= 5, "Privacy score must be between 0 and 5");</text:p>
      <text:p text:style-name="Standard"><text:s text:c="4"/>patientPrivacyScore[msg.sender] = score;</text:p>
      <text:p text:style-name="Standard">}</text:p>
      <text:p text:style-name="Standard"/>
      <text:p text:style-name="Standard"><text:s text:c="4"/>// Function to get privacy score</text:p>
      <text:p text:style-name="Standard">function getPrivacyScore(address patient) public view returns (uint8) {</text:p>
      <text:p text:style-name="Standard"><text:s text:c="4"/>return patientPrivacyScore[patient];</text:p>
      <text:p text:style-name="Standard">}</text:p>
      <text:p text:style-name="Standard"/>
      <text:p text:style-name="Standard"/>
      <text:p text:style-name="Standard"><text:s text:c="4"/></text:p>
      <text:p text:style-name="Standard"/>
      <text:p text:style-name="Standard"><text:s text:c="4"/>function getTotalHealthcareExperts() public view returns (uint) {</text:p>
      <text:p text:style-name="Standard"><text:s text:c="8"/>return expertList.length;</text:p>
      <text:p text:style-name="Standard"><text:s text:c="4"/>}</text:p>
      <text:p text:style-name="Standard"/>
      <text:p text:style-name="Standard"><text:s text:c="4"/>function getHealthcareExpertAddresses() public view returns (address[] memory) {</text:p>
      <text:p text:style-name="Standard"><text:s text:c="8"/>return expertList;</text:p>
      <text:p text:style-name="Standard"><text:s text:c="4"/>}</text:p>
      <text:p text:style-name="Standard"/>
      <text:p text:style-name="Standard"><text:s text:c="4"/>function getTotalPatients() public view returns (uint) {</text:p>
      <text:p text:style-name="Standard"><text:s text:c="8"/>return patientList.length;</text:p>
      <text:p text:style-name="Standard"><text:s text:c="4"/>}</text:p>
      <text:p text:style-name="Standard"/>
      <text:p text:style-name="Standard"><text:s text:c="4"/>function getPatientAddresses() public view returns (address[] memory) {</text:p>
      <text:p text:style-name="Standard"><text:s text:c="8"/>return patientList;</text:p>
      <text:p text:style-name="Standard"><text:s text:c="4"/>}</text:p>
      <text:p text:style-name="Standard"/>
      <text:p text:style-name="Standard"><text:s text:c="4"/>function getLastHealthDataTime(address patient) public view returns (uint) {</text:p>
      <text:p text:style-name="Standard"><text:s text:c="8"/>return lastHealthDataTime[patient];</text:p>
      <text:p text:style-name="Standard"><text:s text:c="4"/>}</text:p>
      <text:p text:style-name="Standard"/>
      <text:p text:style-name="Standard"><text:s text:c="4"/>function needsToSendHealthData(address patient) public view returns (bool) {</text:p>
      <text:p text:style-name="Standard"><text:s text:c="8"/>uint currentTime = block.timestamp;</text:p>
      <text:p text:style-name="Standard"><text:s text:c="8"/>return currentTime &gt;= lastHealthDataTime[patient] + 1 hours;</text:p>
      <text:p text:style-name="Standard"><text:s text:c="4"/>}</text:p>
      <text:p text:style-name="Standard"/>
      <text:p text:style-name="Standard"><text:s text:c="4"/>function setConsentToRI(bool consent) public onlyRegisteredPatient {</text:p>
      <text:p text:style-name="Standard"><text:s text:c="8"/>patientConsentToRI[msg.sender] = consent;</text:p>
      <text:p text:style-name="Standard"><text:s text:c="8"/>emit PatientConsentToRI(msg.sender, consent);</text:p>
      <text:p text:style-name="Standard"><text:s text:c="4"/>}</text:p>
      <text:p text:style-name="Standard"/>
      <text:p text:style-name="Standard"><text:s text:c="4"/>function rewardPatient(address patient) public payable onlyRegisteredResearchInstitute {</text:p>
      <text:p text:style-name="Standard"><text:s text:c="8"/>require(patientConsentToRI[patient], "Patient has not given consent to share data with R.I.");</text:p>
      <text:p text:style-name="Standard"><text:s text:c="8"/>require(registeredPatients[patient], "Patient is not registered");</text:p>
      <text:p text:style-name="Standard"/>
      <text:p text:style-name="Standard"><text:s text:c="8"/>(bool success, ) = patient.call{value: msg.value}("");</text:p>
      <text:p text:style-name="Standard"><text:s text:c="8"/>require(success, "Transfer failed");</text:p>
      <text:p text:style-name="Standard"/>
      <text:p text:style-name="Standard"><text:s text:c="8"/>emit PatientRewarded(patient, msg.value);</text:p>
      <text:p text:style-name="Standard"><text:s text:c="4"/>}</text:p>
      <text:p text:style-name="Standard"><text:soft-page-break/></text:p>
      <text:p text:style-name="Standard"><text:s text:c="4"/>// Modify the sendHealthDataToRI function to include family member notifications</text:p>
      <text:p text:style-name="Standard">function sendHealthDataToRI(address patient, address researchInstitute, string memory data) public onlyRegisteredExpert {</text:p>
      <text:p text:style-name="Standard"><text:s text:c="4"/>require(patientConsentToRI[patient], "Patient has not given consent to share data with R.I.");</text:p>
      <text:p text:style-name="Standard"><text:s text:c="4"/>require(patientExperts[patient][msg.sender], "You are not authorized to send data for this patient");</text:p>
      <text:p text:style-name="Standard"><text:s text:c="4"/>require(researchInstitutes[researchInstitute].isRegistered, "Research institute is not registered");</text:p>
      <text:p text:style-name="Standard"/>
      <text:p text:style-name="Standard"><text:s text:c="4"/>emit HealthDataSentToRI(msg.sender, patient, researchInstitute, data);</text:p>
      <text:p text:style-name="Standard"/>
      <text:p text:style-name="Standard"><text:s text:c="4"/>address[] memory familyMembersList = patientFamilyMembersList[patient];</text:p>
      <text:p text:style-name="Standard"><text:s text:c="4"/>for (uint i = 0; i &lt; familyMembersList.length; i++) {</text:p>
      <text:p text:style-name="Standard"><text:s text:c="8"/>emit FamilyMemberNotified(patient, familyMembersList[i], "Health data sent to Research Institute");</text:p>
      <text:p text:style-name="Standard"><text:s text:c="4"/>}</text:p>
      <text:p text:style-name="Standard"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00:07:38.770561899</meta:creation-date>
    <dc:date>2024-08-27T00:08:14.907847605</dc:date>
    <meta:editing-duration>PT37S</meta:editing-duration>
    <meta:editing-cycles>1</meta:editing-cycles>
    <meta:document-statistic meta:table-count="0" meta:image-count="0" meta:object-count="0" meta:page-count="6" meta:paragraph-count="219" meta:word-count="882" meta:character-count="10467" meta:non-whitespace-character-count="8463"/>
    <meta:generator>LibreOffice/7.3.7.2$Linux_X86_64 LibreOffice_project/30$Build-2</meta:generator>
  </office:meta>
</office:document-meta>
</file>